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ytuł" style:master-page-name="MP0" style:family="paragraph">
      <style:paragraph-properties fo:break-before="page" fo:text-align="center"/>
    </style:style>
    <style:style style:name="P2" style:parent-style-name="Tytuł" style:family="paragraph">
      <style:paragraph-properties fo:text-align="center"/>
    </style:style>
    <style:style style:name="P3" style:parent-style-name="Spistreści1" style:family="paragraph">
      <style:paragraph-properties>
        <style:tab-stops>
          <style:tab-stop style:type="right" style:leader-style="dotted" style:leader-text="." style:position="6.2604in"/>
          <style:tab-stop style:type="left" style:position="0.302in"/>
        </style:tab-stops>
      </style:paragraph-properties>
    </style:style>
    <style:style style:name="P4" style:parent-style-name="Spistreści1" style:family="paragraph">
      <style:paragraph-properties>
        <style:tab-stops>
          <style:tab-stop style:type="right" style:leader-style="dotted" style:leader-text="." style:position="6.2604in"/>
          <style:tab-stop style:type="left" style:position="0.302in"/>
        </style:tab-stops>
      </style:paragraph-properties>
    </style:style>
    <style:style style:name="P5" style:parent-style-name="Spistreści1" style:family="paragraph">
      <style:paragraph-properties>
        <style:tab-stops>
          <style:tab-stop style:type="right" style:leader-style="dotted" style:leader-text="." style:position="6.2604in"/>
          <style:tab-stop style:type="left" style:position="0.302in"/>
        </style:tab-stops>
      </style:paragraph-properties>
    </style:style>
    <style:style style:name="P6" style:parent-style-name="Spistreści1" style:family="paragraph">
      <style:paragraph-properties>
        <style:tab-stops>
          <style:tab-stop style:type="right" style:leader-style="dotted" style:leader-text="." style:position="6.2604in"/>
          <style:tab-stop style:type="left" style:position="0.302in"/>
        </style:tab-stops>
      </style:paragraph-properties>
    </style:style>
    <style:style style:name="P7" style:parent-style-name="Spistreści1" style:family="paragraph">
      <style:paragraph-properties>
        <style:tab-stops>
          <style:tab-stop style:type="right" style:leader-style="dotted" style:leader-text="." style:position="6.2604in"/>
          <style:tab-stop style:type="left" style:position="0.302in"/>
        </style:tab-stops>
      </style:paragraph-properties>
    </style:style>
    <style:style style:name="P8" style:parent-style-name="Spistreści2" style:family="paragraph">
      <style:paragraph-properties>
        <style:tab-stops>
          <style:tab-stop style:type="right" style:leader-style="dotted" style:leader-text="." style:position="6.1076in"/>
          <style:tab-stop style:type="left" style:position="0.3055in"/>
        </style:tab-stops>
      </style:paragraph-properties>
    </style:style>
    <style:style style:name="P9" style:parent-style-name="Spistreści3" style:family="paragraph">
      <style:paragraph-properties>
        <style:tab-stops>
          <style:tab-stop style:type="right" style:leader-style="dotted" style:leader-text="." style:position="5.9548in"/>
          <style:tab-stop style:type="left" style:position="0.6111in"/>
        </style:tab-stops>
      </style:paragraph-properties>
    </style:style>
    <style:style style:name="P10" style:parent-style-name="Spistreści3" style:family="paragraph">
      <style:paragraph-properties>
        <style:tab-stops>
          <style:tab-stop style:type="right" style:leader-style="dotted" style:leader-text="." style:position="5.9548in"/>
          <style:tab-stop style:type="left" style:position="0.6111in"/>
        </style:tab-stops>
      </style:paragraph-properties>
    </style:style>
    <style:style style:name="P11" style:parent-style-name="Spistreści3" style:family="paragraph">
      <style:paragraph-properties>
        <style:tab-stops>
          <style:tab-stop style:type="right" style:leader-style="dotted" style:leader-text="." style:position="5.9548in"/>
          <style:tab-stop style:type="left" style:position="0.6111in"/>
        </style:tab-stops>
      </style:paragraph-properties>
    </style:style>
    <style:style style:name="P12" style:parent-style-name="Spistreści3" style:family="paragraph">
      <style:paragraph-properties>
        <style:tab-stops>
          <style:tab-stop style:type="right" style:leader-style="dotted" style:leader-text="." style:position="5.9548in"/>
          <style:tab-stop style:type="left" style:position="0.6111in"/>
        </style:tab-stops>
      </style:paragraph-properties>
    </style:style>
    <style:style style:name="P13" style:parent-style-name="Spistreści2" style:family="paragraph">
      <style:paragraph-properties>
        <style:tab-stops>
          <style:tab-stop style:type="right" style:leader-style="dotted" style:leader-text="." style:position="6.1076in"/>
          <style:tab-stop style:type="left" style:position="0.3055in"/>
        </style:tab-stops>
      </style:paragraph-properties>
    </style:style>
    <style:style style:name="P14" style:parent-style-name="Spistreści2" style:family="paragraph">
      <style:paragraph-properties>
        <style:tab-stops>
          <style:tab-stop style:type="right" style:leader-style="dotted" style:leader-text="." style:position="6.1076in"/>
          <style:tab-stop style:type="left" style:position="0.3055in"/>
        </style:tab-stops>
      </style:paragraph-properties>
    </style:style>
    <style:style style:name="P15" style:parent-style-name="Spistreści2" style:family="paragraph">
      <style:paragraph-properties>
        <style:tab-stops>
          <style:tab-stop style:type="right" style:leader-style="dotted" style:leader-text="." style:position="6.1076in"/>
          <style:tab-stop style:type="left" style:position="0.3055in"/>
        </style:tab-stops>
      </style:paragraph-properties>
    </style:style>
    <style:style style:name="P16" style:parent-style-name="Spistreści2" style:family="paragraph">
      <style:paragraph-properties>
        <style:tab-stops>
          <style:tab-stop style:type="right" style:leader-style="dotted" style:leader-text="." style:position="6.1076in"/>
          <style:tab-stop style:type="left" style:position="0.3055in"/>
        </style:tab-stops>
      </style:paragraph-properties>
    </style:style>
    <style:style style:name="P17" style:parent-style-name="Spistreści2" style:family="paragraph">
      <style:paragraph-properties>
        <style:tab-stops>
          <style:tab-stop style:type="right" style:leader-style="dotted" style:leader-text="." style:position="6.1076in"/>
          <style:tab-stop style:type="left" style:position="0.3055in"/>
        </style:tab-stops>
      </style:paragraph-properties>
    </style:style>
    <style:style style:name="P18" style:parent-style-name="Spistreści2" style:family="paragraph">
      <style:paragraph-properties>
        <style:tab-stops>
          <style:tab-stop style:type="right" style:leader-style="dotted" style:leader-text="." style:position="6.1076in"/>
          <style:tab-stop style:type="left" style:position="0.3055in"/>
        </style:tab-stops>
      </style:paragraph-properties>
    </style:style>
    <style:style style:name="P19" style:parent-style-name="Spistreści2" style:family="paragraph">
      <style:paragraph-properties>
        <style:tab-stops>
          <style:tab-stop style:type="right" style:leader-style="dotted" style:leader-text="." style:position="6.1076in"/>
          <style:tab-stop style:type="left" style:position="0.3055in"/>
        </style:tab-stops>
      </style:paragraph-properties>
    </style:style>
    <style:style style:name="P20" style:parent-style-name="Spistreści2" style:family="paragraph">
      <style:paragraph-properties>
        <style:tab-stops>
          <style:tab-stop style:type="right" style:leader-style="dotted" style:leader-text="." style:position="6.1076in"/>
          <style:tab-stop style:type="left" style:position="0.3055in"/>
        </style:tab-stops>
      </style:paragraph-properties>
    </style:style>
    <style:style style:name="P21" style:parent-style-name="Spistreści1" style:family="paragraph">
      <style:paragraph-properties>
        <style:tab-stops>
          <style:tab-stop style:type="right" style:leader-style="dotted" style:leader-text="." style:position="6.2604in"/>
          <style:tab-stop style:type="left" style:position="0.302in"/>
        </style:tab-stops>
      </style:paragraph-properties>
    </style:style>
    <style:style style:name="P22" style:parent-style-name="Spistreści1" style:family="paragraph">
      <style:paragraph-properties>
        <style:tab-stops>
          <style:tab-stop style:type="right" style:leader-style="dotted" style:leader-text="." style:position="6.2604in"/>
          <style:tab-stop style:type="left" style:position="0.302in"/>
        </style:tab-stops>
      </style:paragraph-properties>
    </style:style>
    <style:style style:name="P23" style:parent-style-name="Nagłówek1" style:family="paragraph">
      <style:text-properties style:font-name="Calibri Light" style:font-name-asian="Calibri Light" style:font-name-complex="Calibri Light"/>
    </style:style>
    <style:style style:name="P24" style:parent-style-name="Nagłówek1" style:family="paragraph">
      <style:text-properties style:font-name="Calibri Light" style:font-name-asian="Calibri Light" style:font-name-complex="Calibri Light"/>
    </style:style>
    <style:style style:name="P25" style:parent-style-name="Nagłówek1" style:family="paragraph">
      <style:text-properties style:font-name="Calibri Light" style:font-name-asian="Calibri Light" style:font-name-complex="Calibri Light"/>
    </style:style>
    <style:style style:name="P26" style:parent-style-name="Nagłówek1" style:family="paragraph"/>
    <style:style style:name="T27" style:parent-style-name="Domyślnaczcionkaakapitu" style:family="text">
      <style:text-properties style:font-name="Calibri Light" style:font-name-asian="Calibri Light" style:font-name-complex="Calibri Light"/>
    </style:style>
    <style:style style:name="T28" style:parent-style-name="Domyślnaczcionkaakapitu" style:family="text">
      <style:text-properties style:font-name="Calibri Light" style:font-name-asian="Calibri Light" style:font-name-complex="Calibri Light"/>
    </style:style>
    <style:style style:name="P29" style:parent-style-name="Nagłówek1" style:family="paragraph"/>
    <style:style style:name="T30" style:parent-style-name="Domyślnaczcionkaakapitu" style:family="text">
      <style:text-properties style:font-name="Calibri Light" style:font-name-asian="Calibri Light" style:font-name-complex="Calibri Light"/>
    </style:style>
    <style:style style:name="T31" style:parent-style-name="Domyślnaczcionkaakapitu" style:family="text">
      <style:text-properties style:font-name="Calibri Light" style:font-name-asian="Calibri Light" style:font-name-complex="Calibri Light"/>
    </style:style>
    <style:style style:name="P32" style:parent-style-name="Nagłówek1" style:family="paragraph"/>
    <style:style style:name="T33" style:parent-style-name="Domyślnaczcionkaakapitu" style:family="text">
      <style:text-properties style:font-name="Calibri Light" style:font-name-asian="Calibri Light" style:font-name-complex="Calibri Light"/>
    </style:style>
    <style:style style:name="T34" style:parent-style-name="Domyślnaczcionkaakapitu" style:family="text">
      <style:text-properties style:font-name="Calibri Light" style:font-name-asian="Calibri Light" style:font-name-complex="Calibri Light"/>
    </style:style>
    <style:style style:name="P35" style:parent-style-name="Nagłówek1" style:family="paragraph"/>
    <style:style style:name="T36" style:parent-style-name="Domyślnaczcionkaakapitu" style:family="text">
      <style:text-properties style:font-name="Calibri Light" style:font-name-asian="Calibri Light" style:font-name-complex="Calibri Light"/>
    </style:style>
    <style:style style:name="T37" style:parent-style-name="Domyślnaczcionkaakapitu" style:family="text">
      <style:text-properties style:font-name="Calibri Light" style:font-name-asian="Calibri Light" style:font-name-complex="Calibri Light"/>
    </style:style>
    <style:style style:name="P38" style:parent-style-name="Nagłówek1" style:family="paragraph"/>
    <style:style style:name="T39" style:parent-style-name="Domyślnaczcionkaakapitu" style:family="text">
      <style:text-properties style:font-name="Calibri Light" style:font-name-asian="Calibri Light" style:font-name-complex="Calibri Light"/>
    </style:style>
    <style:style style:name="T40" style:parent-style-name="Domyślnaczcionkaakapitu" style:family="text">
      <style:text-properties style:font-name="Calibri Light" style:font-name-asian="Calibri Light" style:font-name-complex="Calibri Light"/>
    </style:style>
    <style:style style:name="P41" style:parent-style-name="Nagłówek2" style:family="paragraph"/>
    <style:style style:name="T42" style:parent-style-name="Domyślnaczcionkaakapitu" style:family="text">
      <style:text-properties style:font-name="Calibri Light" style:font-name-asian="Calibri Light" style:font-name-complex="Calibri Light"/>
    </style:style>
    <style:style style:name="T43" style:parent-style-name="Domyślnaczcionkaakapitu" style:family="text">
      <style:text-properties style:font-name="Calibri Light" style:font-name-asian="Calibri Light" style:font-name-complex="Calibri Light"/>
    </style:style>
    <style:style style:name="P44" style:parent-style-name="Nagłówek3" style:family="paragraph"/>
    <style:style style:name="T45" style:parent-style-name="Domyślnaczcionkaakapitu" style:family="text">
      <style:text-properties style:font-name="Calibri Light" style:font-name-asian="Calibri Light" style:font-name-complex="Calibri Light" fo:color="#1F3763"/>
    </style:style>
    <style:style style:name="T46" style:parent-style-name="Domyślnaczcionkaakapitu" style:family="text">
      <style:text-properties style:font-name="Calibri Light" style:font-name-asian="Calibri Light" style:font-name-complex="Calibri Light" fo:color="#1F3763"/>
    </style:style>
    <style:style style:name="P47" style:parent-style-name="Nagłówek3" style:family="paragraph"/>
    <style:style style:name="T48" style:parent-style-name="Domyślnaczcionkaakapitu" style:family="text">
      <style:text-properties style:font-name="Calibri Light" style:font-name-asian="Calibri Light" style:font-name-complex="Calibri Light" fo:color="#1F3763"/>
    </style:style>
    <style:style style:name="T49" style:parent-style-name="Domyślnaczcionkaakapitu" style:family="text">
      <style:text-properties style:font-name="Calibri Light" style:font-name-asian="Calibri Light" style:font-name-complex="Calibri Light" fo:color="#1F3763"/>
    </style:style>
    <style:style style:name="P50" style:parent-style-name="Nagłówek3" style:family="paragraph"/>
    <style:style style:name="T51" style:parent-style-name="Domyślnaczcionkaakapitu" style:family="text">
      <style:text-properties style:font-name="Calibri Light" style:font-name-asian="Calibri Light" style:font-name-complex="Calibri Light" fo:color="#1F3763"/>
    </style:style>
    <style:style style:name="T52" style:parent-style-name="Domyślnaczcionkaakapitu" style:family="text">
      <style:text-properties style:font-name="Calibri Light" style:font-name-asian="Calibri Light" style:font-name-complex="Calibri Light" fo:color="#1F3763"/>
    </style:style>
    <style:style style:name="P53" style:parent-style-name="Nagłówek3" style:family="paragraph"/>
    <style:style style:name="T54" style:parent-style-name="Domyślnaczcionkaakapitu" style:family="text">
      <style:text-properties style:font-name="Calibri Light" style:font-name-asian="Calibri Light" style:font-name-complex="Calibri Light" fo:color="#1F3763"/>
    </style:style>
    <style:style style:name="T55" style:parent-style-name="Domyślnaczcionkaakapitu" style:family="text">
      <style:text-properties style:font-name="Calibri Light" style:font-name-asian="Calibri Light" style:font-name-complex="Calibri Light" fo:color="#1F3763"/>
    </style:style>
    <style:style style:name="P56" style:parent-style-name="Nagłówek2" style:family="paragraph"/>
    <style:style style:name="T57" style:parent-style-name="Domyślnaczcionkaakapitu" style:family="text">
      <style:text-properties style:font-name="Calibri Light" style:font-name-asian="Calibri Light" style:font-name-complex="Calibri Light"/>
    </style:style>
    <style:style style:name="P58" style:parent-style-name="Nagłówek2" style:family="paragraph"/>
    <style:style style:name="T59" style:parent-style-name="Domyślnaczcionkaakapitu" style:family="text">
      <style:text-properties style:font-name="Calibri Light" style:font-name-asian="Calibri Light" style:font-name-complex="Calibri Light"/>
    </style:style>
    <style:style style:name="T60" style:parent-style-name="Domyślnaczcionkaakapitu" style:family="text">
      <style:text-properties style:font-name="Calibri Light" style:font-name-asian="Calibri Light" style:font-name-complex="Calibri Light"/>
    </style:style>
    <style:style style:name="P61" style:parent-style-name="Nagłówek2" style:family="paragraph"/>
    <style:style style:name="T62" style:parent-style-name="Domyślnaczcionkaakapitu" style:family="text">
      <style:text-properties style:font-name="Calibri Light" style:font-name-asian="Calibri Light" style:font-name-complex="Calibri Light"/>
    </style:style>
    <style:style style:name="T63" style:parent-style-name="Domyślnaczcionkaakapitu" style:family="text">
      <style:text-properties style:font-name="Calibri Light" style:font-name-asian="Calibri Light" style:font-name-complex="Calibri Light"/>
    </style:style>
    <style:style style:name="P64" style:parent-style-name="Nagłówek2" style:family="paragraph"/>
    <style:style style:name="T65" style:parent-style-name="Domyślnaczcionkaakapitu" style:family="text">
      <style:text-properties style:font-name="Calibri Light" style:font-name-asian="Calibri Light" style:font-name-complex="Calibri Light"/>
    </style:style>
    <style:style style:name="T66" style:parent-style-name="Domyślnaczcionkaakapitu" style:family="text">
      <style:text-properties style:font-name="Calibri Light" style:font-name-asian="Calibri Light" style:font-name-complex="Calibri Light"/>
    </style:style>
    <style:style style:name="P67" style:parent-style-name="Nagłówek2" style:family="paragraph"/>
    <style:style style:name="T68" style:parent-style-name="Domyślnaczcionkaakapitu" style:family="text">
      <style:text-properties style:font-name="Calibri Light" style:font-name-asian="Calibri Light" style:font-name-complex="Calibri Light"/>
    </style:style>
    <style:style style:name="T69" style:parent-style-name="Domyślnaczcionkaakapitu" style:family="text">
      <style:text-properties style:font-name="Calibri Light" style:font-name-asian="Calibri Light" style:font-name-complex="Calibri Light"/>
    </style:style>
    <style:style style:name="P70" style:parent-style-name="Nagłówek2" style:family="paragraph"/>
    <style:style style:name="T71" style:parent-style-name="Domyślnaczcionkaakapitu" style:family="text">
      <style:text-properties style:font-name="Calibri Light" style:font-name-asian="Calibri Light" style:font-name-complex="Calibri Light"/>
    </style:style>
    <style:style style:name="T72" style:parent-style-name="Domyślnaczcionkaakapitu" style:family="text">
      <style:text-properties style:font-name="Calibri Light" style:font-name-asian="Calibri Light" style:font-name-complex="Calibri Light"/>
    </style:style>
    <style:style style:name="P73" style:parent-style-name="Nagłówek2" style:family="paragraph"/>
    <style:style style:name="T74" style:parent-style-name="Domyślnaczcionkaakapitu" style:family="text">
      <style:text-properties style:font-name="Calibri Light" style:font-name-asian="Calibri Light" style:font-name-complex="Calibri Light"/>
    </style:style>
    <style:style style:name="T75" style:parent-style-name="Domyślnaczcionkaakapitu" style:family="text">
      <style:text-properties style:font-name="Calibri Light" style:font-name-asian="Calibri Light" style:font-name-complex="Calibri Light"/>
    </style:style>
    <style:style style:name="P76" style:parent-style-name="Nagłówek2" style:family="paragraph"/>
    <style:style style:name="T77" style:parent-style-name="Domyślnaczcionkaakapitu" style:family="text">
      <style:text-properties style:font-name="Calibri Light" style:font-name-asian="Calibri Light" style:font-name-complex="Calibri Light"/>
    </style:style>
    <style:style style:name="T78" style:parent-style-name="Domyślnaczcionkaakapitu" style:family="text">
      <style:text-properties style:font-name="Calibri Light" style:font-name-asian="Calibri Light" style:font-name-complex="Calibri Light"/>
    </style:style>
    <style:style style:name="P79" style:parent-style-name="Nagłówek1" style:family="paragraph"/>
    <style:style style:name="T80" style:parent-style-name="Domyślnaczcionkaakapitu" style:family="text">
      <style:text-properties style:font-name="Calibri Light" style:font-name-asian="Calibri Light" style:font-name-complex="Calibri Light"/>
    </style:style>
    <style:style style:name="T81" style:parent-style-name="Domyślnaczcionkaakapitu" style:family="text">
      <style:text-properties style:font-name="Calibri Light" style:font-name-asian="Calibri Light" style:font-name-complex="Calibri Light"/>
    </style:style>
    <style:style style:name="P82" style:parent-style-name="Normalny" style:family="paragraph">
      <style:text-properties style:font-name="Segoe UI" style:font-name-asian="Segoe UI" style:font-name-complex="Segoe UI" fo:color="#000000"/>
    </style:style>
  </office:automatic-styles>
  <office:body>
    <office:text text:use-soft-page-breaks="true">
      <text:p text:style-name="P1">Specyfikacja wymagań</text:p>
      <text:p text:style-name="P2">(Nazwa projektu)</text:p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Spistreści1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2" text:style-name="Spistreści2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3" text:style-name="Spistreści3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4" text:style-name="Normalny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5" text:style-name="Normalny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6" text:style-name="Normalny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7" text:style-name="Normalny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8" text:style-name="Normalny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9" text:style-name="Normalny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</text:table-of-content-source>
        <text:index-body>
          <text:p text:style-name="P3"><text:a xlink:href="#_Toc1921511768" office:target-frame-name="_top" xlink:show="replace"><text:span text:style-name="Hiperłącze">1.</text:span><text:tab/><text:span text:style-name="Hiperłącze">Wstęp￼[Rozdział powinien zawierać ogólny opis celów, zakres, definicje skrótów i terminów użytych w specyfikacji, referencje do dokumentów, do których odwołuje się specyfikacja.]</text:span><text:tab/><text:span text:style-name="Hiperłącze">1</text:span></text:a></text:p>
          <text:p text:style-name="P4"><text:a xlink:href="#_Toc987253189" office:target-frame-name="_top" xlink:show="replace"><text:span text:style-name="Hiperłącze">2.</text:span><text:tab/><text:span text:style-name="Hiperłącze">Cele specyfikacji ￼[Rozdział powinien zawierać szczegółowy opis celów specyfikacji, ogólny opis funkcjonalny systemu, którego dotyczy.]</text:span><text:tab/><text:span text:style-name="Hiperłącze">1</text:span></text:a></text:p>
          <text:p text:style-name="P5"><text:a xlink:href="#_Toc1140619758" office:target-frame-name="_top" xlink:show="replace"><text:span text:style-name="Hiperłącze">3.</text:span><text:tab/><text:span text:style-name="Hiperłącze">Zakres specyfikacji ￼[Rozdział powinien zawierać szczegółowy opis zakresu specyfikacji. Należy podać funkcje systemu, ogólną charakterystykę użytkowników systemu, wymagań niefunkcjonalnych, więzów.]</text:span><text:tab/><text:span text:style-name="Hiperłącze">1</text:span></text:a></text:p>
          <text:p text:style-name="P6"><text:a xlink:href="#_Toc1005678299" office:target-frame-name="_top" xlink:show="replace"><text:span text:style-name="Hiperłącze">4.</text:span><text:tab/><text:span text:style-name="Hiperłącze">Wymagania funkcjonalne￼ [Rozdział powinien zawierać szczegółowy opis wymagań funkcjonalnych budowanego systemu.]</text:span><text:tab/><text:span text:style-name="Hiperłącze">1</text:span></text:a></text:p>
          <text:p text:style-name="P7"><text:a xlink:href="#_Toc1198311127" office:target-frame-name="_top" xlink:show="replace"><text:span text:style-name="Hiperłącze">5.</text:span><text:tab/><text:span text:style-name="Hiperłącze">Wymagania niefunkcjonalne￼ [Rozdział powinien zawierać szczegółowy opis wymagań niefunkcjonalnych budowanego systemu.]</text:span><text:tab/><text:span text:style-name="Hiperłącze">1</text:span></text:a></text:p>
          <text:p text:style-name="P8"><text:a xlink:href="#_Toc1544148909" office:target-frame-name="_top" xlink:show="replace"><text:span text:style-name="Hiperłącze">5.1.</text:span><text:tab/><text:span text:style-name="Hiperłącze">Interfejsy ￼[Rozdział powinien zawierać opis interfejsów jakie będą implementowane w tworzonym systemie.]</text:span><text:tab/><text:span text:style-name="Hiperłącze">1</text:span></text:a></text:p>
          <text:p text:style-name="P9"><text:a xlink:href="#_Toc1325766132" office:target-frame-name="_top" xlink:show="replace"><text:span text:style-name="Hiperłącze">5.1.1.</text:span><text:tab/><text:span text:style-name="Hiperłącze">Interfejsy użytkownika￼ [Rozdział powinien zawierać szczegółowy opis interfejsów użytkownika modelowanego systemu.]</text:span><text:tab/><text:span text:style-name="Hiperłącze">1</text:span></text:a></text:p>
          <text:p text:style-name="P10"><text:a xlink:href="#_Toc32623828" office:target-frame-name="_top" xlink:show="replace"><text:span text:style-name="Hiperłącze">5.1.2.</text:span><text:tab/><text:span text:style-name="Hiperłącze">Interfejsy sprzętowe￼[Rozdział powinien zawierać szczegółowy opis interfejsów sprzętowych systemu, w tym opis logicznej struktury interfejsów.]</text:span><text:tab/><text:span text:style-name="Hiperłącze">1</text:span></text:a></text:p>
          <text:p text:style-name="P11"><text:a xlink:href="#_Toc1292008591" office:target-frame-name="_top" xlink:show="replace"><text:span text:style-name="Hiperłącze">5.1.3.</text:span><text:tab/><text:span text:style-name="Hiperłącze">Interfejsy komunikacyjne￼ [Rozdział powinien zawierać szczegółowy opis interfejsów komunikacyjnych systemu; karty sieciowe, modemy i opis stosowanych standardów.]</text:span><text:tab/><text:span text:style-name="Hiperłącze">1</text:span></text:a></text:p>
          <text:p text:style-name="P12"><text:a xlink:href="#_Toc1165205133" office:target-frame-name="_top" xlink:show="replace"><text:span text:style-name="Hiperłącze">5.1.4.</text:span><text:tab/><text:span text:style-name="Hiperłącze">Interfejsy programowe￼[Rozdział powinien zawierać szczegółowy opis interfejsów programowych systemu służących do komunikacji między wewnętrznymi i zewnętrznymi komponentami systemu lub innymi zewnętrznymi systemami. Rozdział powinien zawierać szczegółowy opis standardów sieciowych, użytych protokołów, portów.]</text:span><text:tab/><text:span text:style-name="Hiperłącze">1</text:span></text:a></text:p>
          <text:p text:style-name="P13"><text:a xlink:href="#_Toc1975296491" office:target-frame-name="_top" xlink:show="replace"><text:span text:style-name="Hiperłącze">5.2.</text:span><text:tab/><text:span text:style-name="Hiperłącze">Wymagania dotyczące jakości modelowanego systemu I</text:span><text:tab/><text:span text:style-name="Hiperłącze">1</text:span></text:a></text:p>
          <text:p text:style-name="P14"><text:a xlink:href="#_Toc1757714896" office:target-frame-name="_top" xlink:show="replace"><text:span text:style-name="Hiperłącze">5.3.</text:span><text:tab/><text:span text:style-name="Hiperłącze">Warunki serwisowania (support) ￼[Rozdział powinien zawierać szczegółowy opis wymagań dotyczących serwisowania systemu w tym narzędzia do zarządzania i utrzymania systemu.]</text:span><text:tab/><text:span text:style-name="Hiperłącze">1</text:span></text:a></text:p>
          <text:p text:style-name="P15"><text:a xlink:href="#_Toc1591205518" office:target-frame-name="_top" xlink:show="replace"><text:span text:style-name="Hiperłącze">5.4.</text:span><text:tab/><text:span text:style-name="Hiperłącze">Ograniczenia architektury systemu￼ [Rozdział powinien zawierać szczegółowy opis wymagań i ograniczeń architektury systemu, w tym stosowane standardy programowania, języki programowania, stosowane konwencje nazewnictwa, stosowane klasy, komponenty.]</text:span><text:tab/><text:span text:style-name="Hiperłącze">1</text:span></text:a></text:p>
          <text:p text:style-name="P16"><text:a xlink:href="#_Toc1532935937" office:target-frame-name="_top" xlink:show="replace"><text:span text:style-name="Hiperłącze">5.5.</text:span><text:tab/><text:span text:style-name="Hiperłącze">Dokumentacja użytkownika ￼[Rozdział powinien zawierać szczegółowy opis wymagań i ograniczeń dotyczących dokumentacji użytkownika w tym specyfikacje 'Pomocy' Aplikacji.]</text:span><text:tab/><text:span text:style-name="Hiperłącze">1</text:span></text:a></text:p>
          <text:p text:style-name="P17"><text:a xlink:href="#_Toc246735203" office:target-frame-name="_top" xlink:show="replace"><text:span text:style-name="Hiperłącze">5.6.</text:span><text:tab/><text:span text:style-name="Hiperłącze">Bazy danych ￼[Rozdział powinien zawierać wymagania dotyczące baz danych implementowanych w systemie.]</text:span><text:tab/><text:span text:style-name="Hiperłącze">1</text:span></text:a></text:p>
          <text:p text:style-name="P18"><text:a xlink:href="#_Toc309595433" office:target-frame-name="_top" xlink:show="replace"><text:span text:style-name="Hiperłącze">5.7.</text:span><text:tab/><text:span text:style-name="Hiperłącze">Wymagania licencyjne ￼[Rozdział powinien zawierać szczegółowy opis wymagań licencyjnych i ograniczeń nałożonych na tworzony system.]</text:span><text:tab/><text:span text:style-name="Hiperłącze">1</text:span></text:a></text:p>
          <text:p text:style-name="P19"><text:a xlink:href="#_Toc1752449807" office:target-frame-name="_top" xlink:show="replace"><text:span text:style-name="Hiperłącze">5.8.</text:span><text:tab/><text:span text:style-name="Hiperłącze">Prawa autorskie i inne zagadnienia prawne ￼[Rozdział powinien zawierać szczegółowy opis wymagań dotyczących prawnych aspektów tworzonego systemu: praw autorskich, praw do patentów, praw dystrybucji, gwarancji.]</text:span><text:tab/><text:span text:style-name="Hiperłącze">1</text:span></text:a></text:p>
          <text:p text:style-name="P20"><text:a xlink:href="#_Toc1563570874" office:target-frame-name="_top" xlink:show="replace"><text:span text:style-name="Hiperłącze">5.9.</text:span><text:tab/><text:span text:style-name="Hiperłącze">Stosowane standardy ￼[Rozdział powinien zawierać szczegółowy opis wymagań dotyczących stosowanych standardów przemysłowych i technologii w tworzonym systemie.]</text:span><text:tab/><text:span text:style-name="Hiperłącze">1</text:span></text:a></text:p>
          <text:p text:style-name="P21"><text:a xlink:href="#_Toc2043967477" office:target-frame-name="_top" xlink:show="replace"><text:span text:style-name="Hiperłącze">6.</text:span><text:tab/><text:span text:style-name="Hiperłącze">Opis więzów￼ [Rozdział powinien zawierać szczegółowy opis więzów nałożonych tworzony system.]</text:span><text:tab/><text:span text:style-name="Hiperłącze">1</text:span></text:a></text:p>
        </text:index-body>
      </text:table-of-content>
      <text:p text:style-name="P22"/>
      <text:h text:style-name="P23" text:outline-level="1"/>
      <text:h text:style-name="P24" text:outline-level="1"/>
      <text:p text:style-name="Normalny"/>
      <text:p text:style-name="Normalny"/>
      <text:p text:style-name="Normalny"/>
      <text:h text:style-name="P25" text:outline-level="1"/>
      <text:p text:style-name="Normalny"/>
      <text:p text:style-name="Normalny"/>
      <text:list text:style-name="LFO1" text:continue-numbering="true">
        <text:list-item>
          <text:p text:style-name="P26"><text:bookmark-start text:name="_Toc1820802051"/><text:bookmark-start text:name="_Toc1921511768"/><text:span text:style-name="T27">Wstęp</text:span><text:line-break/><text:span text:style-name="T28">[Rozdział powinien zawierać ogólny opis celów, zakres, definicje skrótów i terminów użytych w specyfikacji, referencje do dokumentów, do których odwołuje się specyfikacja.]</text:span><text:bookmark-end text:name="_Toc1820802051"/><text:bookmark-end text:name="_Toc1921511768"/></text:p>
        </text:list-item>
      </text:list>
      <text:list text:style-name="LFO1" text:continue-numbering="true">
        <text:list-item>
          <text:p text:style-name="P29"><text:bookmark-start text:name="_Toc986678205"/><text:bookmark-start text:name="_Toc987253189"/><text:span text:style-name="T30">Cele specyfikacji<text:s/></text:span><text:line-break/><text:span text:style-name="T31">[Rozdział powinien zawierać szczegółowy opis celów specyfikacji, ogólny opis funkcjonalny systemu, którego dotyczy.]<text:s/></text:span><text:bookmark-end text:name="_Toc986678205"/><text:bookmark-end text:name="_Toc987253189"/></text:p>
        </text:list-item>
      </text:list>
      <text:list text:style-name="LFO1" text:continue-numbering="true">
        <text:list-item>
          <text:p text:style-name="P32"><text:bookmark-start text:name="_Toc587903367"/><text:bookmark-start text:name="_Toc1140619758"/><text:span text:style-name="T33">Zakres specyfikacji<text:s/></text:span><text:line-break/><text:span text:style-name="T34">[Rozdział powinien zawierać szczegółowy opis zakresu specyfikacji. Należy podać funkcje systemu, ogólną charakterystykę użytkowników systemu, wymagań niefunkcjonalnych, więzów.]<text:s/></text:span><text:bookmark-end text:name="_Toc587903367"/><text:bookmark-end text:name="_Toc1140619758"/></text:p>
        </text:list-item>
      </text:list>
      <text:list text:style-name="LFO1" text:continue-numbering="true">
        <text:list-item>
          <text:p text:style-name="P35"><text:bookmark-start text:name="_Toc428654710"/><text:bookmark-start text:name="_Toc1005678299"/><text:span text:style-name="T36">Wymagania funkcjonalne</text:span><text:line-break/><text:span text:style-name="T37"><text:s/>[Rozdział powinien zawierać szczegółowy opis wymagań funkcjonalnych budowanego systemu.]<text:s/></text:span><text:bookmark-end text:name="_Toc428654710"/><text:bookmark-end text:name="_Toc1005678299"/></text:p>
        </text:list-item>
      </text:list>
      <text:list text:style-name="LFO1" text:continue-numbering="true">
        <text:list-item>
          <text:p text:style-name="P38"><text:bookmark-start text:name="_Toc833782910"/><text:bookmark-start text:name="_Toc1198311127"/><text:span text:style-name="T39">Wymagania niefunkcjonalne</text:span><text:line-break/><text:span text:style-name="T40"><text:s/>[Rozdział powinien zawierać szczegółowy opis wymagań niefunkcjonalnych budowanego systemu.]<text:s/></text:span><text:bookmark-end text:name="_Toc833782910"/><text:bookmark-end text:name="_Toc1198311127"/></text:p>
        </text:list-item>
      </text:list>
      <text:list text:style-name="LFO1" text:continue-numbering="true">
        <text:list-item>
          <text:list>
            <text:list-item>
              <text:p text:style-name="P41"><text:bookmark-start text:name="_Toc1302615882"/><text:bookmark-start text:name="_Toc1544148909"/><text:span text:style-name="T42">Interfejsy<text:s/></text:span><text:line-break/><text:span text:style-name="T43">[Rozdział powinien zawierać opis interfejsów jakie będą implementowane w tworzonym systemie.]<text:s/></text:span><text:bookmark-end text:name="_Toc1302615882"/><text:bookmark-end text:name="_Toc1544148909"/></text:p>
            </text:list-item>
          </text:list>
        </text:list-item>
      </text:list>
      <text:list text:style-name="LFO1" text:continue-numbering="true">
        <text:list-item>
          <text:list>
            <text:list-item>
              <text:list>
                <text:list-item>
                  <text:p text:style-name="P44"><text:bookmark-start text:name="_Toc1321784187"/><text:bookmark-start text:name="_Toc1325766132"/><text:span text:style-name="T45">Interfejsy użytkownika</text:span><text:line-break/><text:span text:style-name="T46"><text:s/>[Rozdział powinien zawierać szczegółowy opis interfejsów użytkownika modelowanego systemu.]<text:s/></text:span><text:bookmark-end text:name="_Toc1321784187"/><text:bookmark-end text:name="_Toc1325766132"/></text:p>
                </text:list-item>
              </text:list>
            </text:list-item>
          </text:list>
        </text:list-item>
      </text:list>
      <text:list text:style-name="LFO1" text:continue-numbering="true">
        <text:list-item>
          <text:list>
            <text:list-item>
              <text:list>
                <text:list-item>
                  <text:p text:style-name="P47"><text:bookmark-start text:name="_Toc1180061540"/><text:bookmark-start text:name="_Toc32623828"/><text:span text:style-name="T48">Interfejsy sprzętowe</text:span><text:line-break/><text:span text:style-name="T49">[Rozdział powinien zawierać szczegółowy opis interfejsów sprzętowych systemu, w tym opis logicznej struktury interfejsów.]<text:s/></text:span><text:bookmark-end text:name="_Toc1180061540"/><text:bookmark-end text:name="_Toc32623828"/></text:p>
                </text:list-item>
              </text:list>
            </text:list-item>
          </text:list>
        </text:list-item>
      </text:list>
      <text:list text:style-name="LFO1" text:continue-numbering="true">
        <text:list-item>
          <text:list>
            <text:list-item>
              <text:list>
                <text:list-item>
                  <text:p text:style-name="P50"><text:bookmark-start text:name="_Toc1992750195"/><text:bookmark-start text:name="_Toc1292008591"/><text:span text:style-name="T51">Interfejsy komunikacyjne</text:span><text:line-break/><text:span text:style-name="T52"><text:s/>[Rozdział powinien zawierać szczegółowy opis interfejsów komunikacyjnych systemu; karty sieciowe, modemy i opis stosowanych standardów.]<text:s/></text:span><text:bookmark-end text:name="_Toc1992750195"/><text:bookmark-end text:name="_Toc1292008591"/></text:p>
                </text:list-item>
              </text:list>
            </text:list-item>
          </text:list>
        </text:list-item>
      </text:list>
      <text:list text:style-name="LFO1" text:continue-numbering="true">
        <text:list-item>
          <text:list>
            <text:list-item>
              <text:list>
                <text:list-item>
                  <text:p text:style-name="P53"><text:bookmark-start text:name="_Toc746752510"/><text:bookmark-start text:name="_Toc1165205133"/><text:span text:style-name="T54">Interfejsy programowe</text:span><text:line-break/><text:span text:style-name="T55">[Rozdział powinien zawierać szczegółowy opis interfejsów programowych systemu służących do komunikacji między wewnętrznymi i zewnętrznymi komponentami systemu lub innymi zewnętrznymi systemami. Rozdział powinien zawierać szczegółowy opis standardów sieciowych, użytych protokołów, portów.]<text:s/></text:span><text:bookmark-end text:name="_Toc746752510"/><text:bookmark-end text:name="_Toc1165205133"/></text:p>
                </text:list-item>
              </text:list>
            </text:list-item>
          </text:list>
        </text:list-item>
      </text:list>
      <text:list text:style-name="LFO1" text:continue-numbering="true">
        <text:list-item>
          <text:list>
            <text:list-item>
              <text:p text:style-name="P56"><text:bookmark-start text:name="_Toc1007262800"/><text:bookmark-start text:name="_Toc1975296491"/><text:span text:style-name="T57">Wymagania dotyczące jakości modelowanego systemu I</text:span><text:bookmark-end text:name="_Toc1007262800"/><text:bookmark-end text:name="_Toc1975296491"/></text:p>
            </text:list-item>
          </text:list>
        </text:list-item>
      </text:list>
      <text:list text:style-name="LFO1" text:continue-numbering="true">
        <text:list-item>
          <text:list>
            <text:list-item>
              <text:p text:style-name="P58"><text:bookmark-start text:name="_Toc589530997"/><text:bookmark-start text:name="_Toc1757714896"/><text:span text:style-name="T59">Warunki serwisowania (support)<text:s/></text:span><text:line-break/><text:span text:style-name="T60">[Rozdział powinien zawierać szczegółowy opis wymagań dotyczących serwisowania systemu w tym narzędzia do zarządzania i utrzymania systemu.]<text:s/></text:span><text:bookmark-end text:name="_Toc589530997"/><text:bookmark-end text:name="_Toc1757714896"/></text:p>
            </text:list-item>
          </text:list>
        </text:list-item>
      </text:list>
      <text:list text:style-name="LFO1" text:continue-numbering="true">
        <text:list-item>
          <text:list>
            <text:list-item>
              <text:p text:style-name="P61"><text:bookmark-start text:name="_Toc1797565595"/><text:bookmark-start text:name="_Toc1591205518"/><text:span text:style-name="T62">Ograniczenia architektury systemu</text:span><text:line-break/><text:span text:style-name="T63"><text:s/>[Rozdział powinien zawierać szczegółowy opis wymagań i ograniczeń architektury systemu, w tym stosowane standardy programowania, języki programowania, stosowane konwencje nazewnictwa, stosowane klasy, komponenty.]<text:s/></text:span><text:bookmark-end text:name="_Toc1797565595"/><text:bookmark-end text:name="_Toc1591205518"/></text:p>
            </text:list-item>
          </text:list>
        </text:list-item>
      </text:list>
      <text:list text:style-name="LFO1" text:continue-numbering="true">
        <text:list-item>
          <text:list>
            <text:list-item>
              <text:p text:style-name="P64"><text:bookmark-start text:name="_Toc1495392724"/><text:bookmark-start text:name="_Toc1532935937"/><text:span text:style-name="T65">Dokumentacja użytkownika<text:s/></text:span><text:line-break/><text:span text:style-name="T66">[Rozdział powinien zawierać szczegółowy opis wymagań i ograniczeń dotyczących dokumentacji użytkownika w tym specyfikacje 'Pomocy' Aplikacji.]</text:span><text:bookmark-end text:name="_Toc1495392724"/><text:bookmark-end text:name="_Toc1532935937"/></text:p>
            </text:list-item>
          </text:list>
        </text:list-item>
      </text:list>
      <text:list text:style-name="LFO1" text:continue-numbering="true">
        <text:list-item>
          <text:list>
            <text:list-item>
              <text:p text:style-name="P67"><text:bookmark-start text:name="_Toc1167254299"/><text:bookmark-start text:name="_Toc246735203"/><text:span text:style-name="T68">Bazy danych<text:s/></text:span><text:line-break/><text:span text:style-name="T69">[Rozdział powinien zawierać wymagania dotyczące baz danych implementowanych w systemie.]<text:s/></text:span><text:bookmark-end text:name="_Toc1167254299"/><text:bookmark-end text:name="_Toc246735203"/></text:p>
            </text:list-item>
          </text:list>
        </text:list-item>
      </text:list>
      <text:list text:style-name="LFO1" text:continue-numbering="true">
        <text:list-item>
          <text:list>
            <text:list-item>
              <text:p text:style-name="P70"><text:bookmark-start text:name="_Toc1837445136"/><text:bookmark-start text:name="_Toc309595433"/><text:span text:style-name="T71">Wymagania licencyjne<text:s/></text:span><text:line-break/><text:span text:style-name="T72">[Rozdział powinien zawierać szczegółowy opis wymagań licencyjnych i ograniczeń nałożonych na tworzony system.]<text:s/></text:span><text:bookmark-end text:name="_Toc1837445136"/><text:bookmark-end text:name="_Toc309595433"/></text:p>
            </text:list-item>
          </text:list>
        </text:list-item>
      </text:list>
      <text:list text:style-name="LFO1" text:continue-numbering="true">
        <text:list-item>
          <text:list>
            <text:list-item>
              <text:p text:style-name="P73"><text:bookmark-start text:name="_Toc924484828"/><text:bookmark-start text:name="_Toc1752449807"/><text:span text:style-name="T74">Prawa autorskie i inne zagadnienia prawne<text:s/></text:span><text:line-break/><text:span text:style-name="T75">[Rozdział powinien zawierać szczegółowy opis wymagań dotyczących prawnych aspektów tworzonego systemu: praw autorskich, praw do patentów, praw dystrybucji, gwarancji.]<text:s/></text:span><text:bookmark-end text:name="_Toc924484828"/><text:bookmark-end text:name="_Toc1752449807"/></text:p>
            </text:list-item>
          </text:list>
        </text:list-item>
      </text:list>
      <text:list text:style-name="LFO1" text:continue-numbering="true">
        <text:list-item>
          <text:list>
            <text:list-item>
              <text:p text:style-name="P76"><text:bookmark-start text:name="_Toc1710922841"/><text:bookmark-start text:name="_Toc1563570874"/><text:span text:style-name="T77">Stosowane standardy<text:s/></text:span><text:line-break/><text:span text:style-name="T78">[Rozdział powinien zawierać szczegółowy opis wymagań dotyczących stosowanych standardów przemysłowych i technologii w tworzonym systemie.]<text:s/></text:span><text:bookmark-end text:name="_Toc1710922841"/><text:bookmark-end text:name="_Toc1563570874"/></text:p>
            </text:list-item>
          </text:list>
        </text:list-item>
      </text:list>
      <text:list text:style-name="LFO1" text:continue-numbering="true">
        <text:list-item>
          <text:p text:style-name="P79"><text:bookmark-start text:name="_Toc865347392"/><text:bookmark-start text:name="_Toc2043967477"/><text:span text:style-name="T80">Opis więzów</text:span><text:line-break/><text:span text:style-name="T81"><text:s/>[Rozdział powinien zawierać szczegółowy opis więzów nałożonych tworzony system.]</text:span><text:bookmark-end text:name="_Toc865347392"/><text:bookmark-end text:name="_Toc2043967477"/></text:p>
        </text:list-item>
      </text:list>
      <text:p text:style-name="P82"/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1666in" fo:margin-bottom="0in"/>
      <style:text-properties style:font-name="Calibri Light" style:font-name-asian="MS Gothic" style:font-name-complex="Times New Roman" fo:color="#2F5496" fo:font-size="16pt" style:font-size-asian="16pt" style:font-size-complex="16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0277in" fo:margin-bottom="0in"/>
      <style:text-properties style:font-name="Calibri Light" style:font-name-asian="MS Gothic" style:font-name-complex="Times New Roman" fo:color="#2F5496" fo:font-size="13pt" style:font-size-asian="13pt" style:font-size-complex="13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0277in" fo:margin-bottom="0in"/>
      <style:text-properties style:font-name="Calibri Light" style:font-name-asian="MS Gothic" style:font-name-complex="Times New Roman" fo:color="#1F3763" fo:font-size="12pt" style:font-size-asian="12pt" style:font-size-complex="12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TytułZnak" style:display-name="Tytuł Znak" style:family="text" style:parent-style-name="Domyślnaczcionkaakapitu">
      <style:text-properties style:font-name="Calibri Light" style:font-name-asian="MS Gothic" style:font-name-complex="Times New Roman" fo:letter-spacing="-0.0069in" style:letter-kerning="true" fo:font-size="28pt" style:font-size-asian="28pt" style:font-size-complex="28pt"/>
    </style:style>
    <style:style style:name="Tytuł" style:display-name="Tytuł" style:family="paragraph" style:parent-style-name="Normalny" style:next-style-name="Normalny">
      <style:paragraph-properties style:contextual-spacing="true" fo:margin-bottom="0in" fo:line-height="100%"/>
      <style:text-properties style:font-name="Calibri Light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Hiperłącze" style:display-name="Hiperłącze" style:family="text" style:parent-style-name="Domyślnaczcionkaakapitu">
      <style:text-properties fo:color="#0563C1" style:text-underline-type="single" style:text-underline-style="solid" style:text-underline-width="auto" style:text-underline-mode="continuous"/>
    </style:style>
    <style:style style:name="Spistreści1" style:display-name="Spis treści 1" style:family="paragraph" style:parent-style-name="Normalny" style:next-style-name="Normalny" style:auto-update="true">
      <style:paragraph-properties fo:margin-bottom="0.0694in"/>
      <style:text-properties fo:hyphenate="false"/>
    </style:style>
    <style:style style:name="Spistreści2" style:display-name="Spis treści 2" style:family="paragraph" style:parent-style-name="Normalny" style:next-style-name="Normalny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Spistreści3" style:display-name="Spis treści 3" style:family="paragraph" style:parent-style-name="Normalny" style:next-style-name="Normalny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Nagłówek1Znak" style:display-name="Nagłówek 1 Znak" style:family="text" style:parent-style-name="Domyślnaczcionkaakapitu">
      <style:text-properties style:font-name="Calibri Light" style:font-name-asian="MS Gothic" style:font-name-complex="Times New Roman" fo:color="#2F5496" fo:font-size="16pt" style:font-size-asian="16pt" style:font-size-complex="16pt"/>
    </style:style>
    <style:style style:name="Nagłówek2Znak" style:display-name="Nagłówek 2 Znak" style:family="text" style:parent-style-name="Domyślnaczcionkaakapitu">
      <style:text-properties style:font-name="Calibri Light" style:font-name-asian="MS Gothic" style:font-name-complex="Times New Roman" fo:color="#2F5496" fo:font-size="13pt" style:font-size-asian="13pt" style:font-size-complex="13pt"/>
    </style:style>
    <style:style style:name="Nagłówek3Znak" style:display-name="Nagłówek 3 Znak" style:family="text" style:parent-style-name="Domyślnaczcionkaakapitu">
      <style:text-properties style:font-name="Calibri Light" style:font-name-asian="MS Gothic" style:font-name-complex="Times New Roman" fo:color="#1F3763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adosław Boczoń</meta:initial-creator>
    <dc:creator>Radosław Boczoń</dc:creator>
    <meta:creation-date>2022-04-17T12:55:00Z</meta:creation-date>
    <dc:date>2022-04-17T12:55:00Z</dc:date>
    <meta:template xlink:href="Normal.dotm" xlink:type="simple"/>
    <meta:editing-cycles>1</meta:editing-cycles>
    <meta:editing-duration>PT0S</meta:editing-duration>
    <meta:document-statistic meta:page-count="1" meta:paragraph-count="14" meta:word-count="1048" meta:character-count="7327" meta:row-count="52" meta:non-whitespace-character-count="6293"/>
  </office:meta>
</office:document-meta>
</file>